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400000094A89933E6.jpg" manifest:media-type="image/jpeg"/>
  <manifest:file-entry manifest:full-path="Pictures/1000000000000190000000E12133D5E2.jpg" manifest:media-type="image/jpeg"/>
  <manifest:file-entry manifest:full-path="Pictures/10000000000000E1000001900C4A350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cm" svg:height="12.1cm" svg:x="6.2cm" svg:y="1.9cm">
          <draw:image xlink:href="Pictures/10000000000000E1000001900C4A350F.jpg" xlink:type="simple" xlink:show="embed" xlink:actuate="onLoad">
            <text:p/>
          </draw:image>
        </draw:frame>
        <draw:frame draw:style-name="gr1" draw:text-style-name="P1" draw:layer="layout" svg:width="10.582cm" svg:height="5.952cm" svg:x="5.4cm" svg:y="21.4cm">
          <draw:image xlink:href="Pictures/1000000000000190000000E12133D5E2.jpg" xlink:type="simple" xlink:show="embed" xlink:actuate="onLoad">
            <text:p/>
          </draw:image>
        </draw:frame>
        <draw:frame draw:style-name="gr1" draw:text-style-name="P1" draw:layer="layout" svg:width="10.582cm" svg:height="4.552cm" svg:x="5.6cm" svg:y="15.2cm">
          <draw:image xlink:href="Pictures/100000000000015400000094A89933E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5:11:56.295059247</meta:creation-date>
    <dc:date>2014-11-05T15:22:19.523812076</dc:date>
    <meta:editing-duration>P0D</meta:editing-duration>
    <meta:editing-cycles>1</meta:editing-cycles>
    <meta:document-statistic meta:object-count="3"/>
    <meta:generator>LibreOffice/4.2.6.3$Linux_X86_64 LibreOffice_project/420m0$Build-3</meta:generator>
  </office:meta>
</office:document-meta>
</file>